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5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Release Plan</text:span></text:p>
      <text:p text:style-name="Standard"><text:span text:style-name="T2">Product Name: Unity VR Project (subject to change)</text:span></text:p>
      <text:p text:style-name="Standard"><text:span text:style-name="T2">Team Name: Team Very Real (also subject to change)</text:span></text:p>
      <text:p text:style-name="Standard"><text:span text:style-name="T2">Release Name: Virtual Reality Space Shooter</text:span></text:p>
      <text:p text:style-name="Standard"><text:span text:style-name="T2">Release Date: November 27, 2016</text:span></text:p>
      <text:p text:style-name="Standard"><text:span text:style-name="T2">Revision Number: Version 1</text:span></text:p>
      <text:p text:style-name="Standard"><text:span text:style-name="T2">Revision Date: 10/11/2016</text:span></text:p>
      <text:p text:style-name="Standard"><text:span text:style-name="T3"><text:s/></text:span></text:p>
      <text:p text:style-name="Standard"><text:span text:style-name="T3">High Level Goals</text:span></text:p>
      <text:list xml:id="list7798528152782289281" text:style-name="WWNum2">
        <text:list-item>
          <text:p text:style-name="P1"><text:span text:style-name="T2">Use the Unity game engine to implement 3D objects into an environment with a functioning physics scripts.</text:span></text:p>
        </text:list-item>
        <text:list-item>
          <text:p text:style-name="P1"><text:span text:style-name="T2">Create a playable game that utilizes the virtual reality technology.</text:span></text:p>
        </text:list-item>
        <text:list-item>
          <text:p text:style-name="P1"><text:span text:style-name="T2">To establish an art direction in both audio and visual that is simple but stylized.</text:span></text:p>
        </text:list-item>
        <text:list-item>
          <text:p text:style-name="P1"><text:span text:style-name="T2">Create a fun experience for the player with interesting and creative game features.</text:span></text:p>
        </text:list-item>
        <text:list-item>
          <text:p text:style-name="P1"><text:span text:style-name="T2">Implement controller functionality.</text:span></text:p>
        </text:list-item>
      </text:list>
      <text:p text:style-name="Standard"/>
      <text:p text:style-name="Standard"><text:span text:style-name="T2"><text:s text:c="5"/></text:span></text:p>
      <text:p text:style-name="Standard"><text:span text:style-name="T3">User Stories for Release</text:span></text:p>
      <text:p text:style-name="Standard"><text:span text:style-name="T2">Sprint 1:</text:span></text:p>
      <text:list xml:id="list675121624548128691" text:style-name="WWNum4">
        <text:list-item>
          <text:p text:style-name="P2"><text:span text:style-name="T2">(25)As a developer, I want to learn the programming language C# so that I can prepare to work in the Unity game engine environment</text:span></text:p>
        </text:list-item>
        <text:list-item>
          <text:p text:style-name="P2"><text:span text:style-name="T2">(20)As a developer, I want to learn how to use the Unity game engine so that I can prepare to build a video game</text:span></text:p>
        </text:list-item>
        <text:list-item>
          <text:p text:style-name="P2"><text:span text:style-name="T2">(15)As a developer, I want to learn 3D object modeling so that I can prepare myself for developing in a VR environment</text:span></text:p>
        </text:list-item>
        <text:list-item>
          <text:p text:style-name="P2"><text:span text:style-name="T2">(5)As a developer, I want to tour the UCSC virtual reality lab so that I can further develop ideas for the project</text:span></text:p>
        </text:list-item>
        <text:list-item>
          <text:p text:style-name="P2"><text:span text:style-name="T2">(0)As a developer, I want to finalize a decision on the VR game that will be built so that development can begin</text:span></text:p>
        </text:list-item>
      </text:list>
      <text:p text:style-name="Standard"/>
      <text:p text:style-name="Standard"/>
      <text:p text:style-name="Standard"><text:span text:style-name="T2">Sprint 2:</text:span></text:p>
      <text:list xml:id="list6936250388337059561" text:style-name="WWNum3">
        <text:list-item>
          <text:p text:style-name="P3"><text:soft-page-break/><text:span text:style-name="T2">(25)As a developer, I want to establish the characteristics of basic player controls so I can place them into the game environment</text:span></text:p>
        </text:list-item>
        <text:list-item>
          <text:p text:style-name="P3"><text:span text:style-name="T2">(20)As a developer, I want to create a fluid environmental design so that the processing power of the phone is efficiently used</text:span></text:p>
        </text:list-item>
        <text:list-item>
          <text:p text:style-name="P3"><text:span text:style-name="T2">(10)As a developer, I want to script the physics of game objects so the interactions and movement behave accordingly</text:span></text:p>
        </text:list-item>
        <text:list-item>
          <text:p text:style-name="P3"><text:span text:style-name="T2">(10)As a user, I want to see a variety of obstacles so that I can play a more enjoyable game</text:span></text:p>
        </text:list-item>
      </text:list>
      <text:p text:style-name="Standard"/>
      <text:p text:style-name="Standard"><text:span text:style-name="T2">Sprint 3:</text:span></text:p>
      <text:list xml:id="list3893413551962926636" text:style-name="WWNum1">
        <text:list-item>
          <text:p text:style-name="P4"><text:span text:style-name="T2">(15)As a user, I want to an expansive map or a series of levels to explore so that I can enjoy extended playtime</text:span></text:p>
        </text:list-item>
        <text:list-item>
          <text:p text:style-name="P4"><text:span text:style-name="T2">(15)As a developer, I want the project to have audio matching the events so that I can have a more immersive experience</text:span></text:p>
        </text:list-item>
        <text:list-item>
          <text:p text:style-name="P4"><text:span text:style-name="T2">(10)As a developer, I want the project to have an art style and theme that we directly contribute so that we can create a unique looking game.</text:span></text:p>
        </text:list-item>
      </text:list>
      <text:p text:style-name="Standard"><text:span text:style-name="T3"><text:s/></text:span></text:p>
      <text:p text:style-name="Standard"><text:span text:style-name="T3">Product Backlog:</text:span></text:p>
      <text:p text:style-name="Standard"><text:span text:style-name="T2">Empty because release date hasn’t been released yet</text:span></text:p>
      <text:p text:style-name="Standard"><text:span text:style-name="T2"><text:s/></text:span></text:p>
      <text:p text:style-name="Standard"><text:span text:style-name="T3">Project Presentation:</text:span></text:p>
      <text:p text:style-name="Standard"><text:a xlink:type="simple" xlink:href="https://docs.google.com/presentation/d/1bUerTMnCJlUJ-xHPYu2mQThPxUiwKWl9PSanf1W1JF0/edit#slide=id.gc6f919934_0_24" text:style-name="Internet_20_link" text:visited-style-name="Visited_20_Internet_20_Link"><text:span text:style-name="T5">https://docs.google.com/presentation/d/1bUerTMnCJlUJ-xHPYu2mQThPxUiwKWl9PSanf1W1JF0/edit#slide=id.gc6f919934_0_24</text:span></text:a></text:p>
      <text:p text:style-name="Standard"><text:span text:style-name="T3"><text:s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8" meta:word-count="407" meta:character-count="2329"/>
    <dc:date>2016-11-23T01:04:07.43</dc:date>
    <meta:generator>OpenOffice/4.1.2$Win32 OpenOffice.org_project/412m3$Build-9782</meta:generator>
  </office:meta>
</office:document-meta>
</file>